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2cm" draw:fill-color="#eac494"/>
    </style:style>
    <style:style style:name="gr2" style:family="graphic" style:parent-style-name="standard">
      <style:graphic-properties svg:stroke-width="0.001cm" svg:stroke-color="#8f5b1a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de9c4c"/>
    </style:style>
    <style:style style:name="gr4" style:family="graphic" style:parent-style-name="standard">
      <style:graphic-properties draw:stroke="none" svg:stroke-width="0.001cm" draw:fill-color="#d4000a"/>
    </style:style>
    <style:style style:name="gr5" style:family="graphic" style:parent-style-name="standard">
      <style:graphic-properties svg:stroke-width="0.001cm" svg:stroke-color="#aa0008" draw:fill="none" draw:fill-color="#ffffff" fo:padding-top="-0.049cm" fo:padding-bottom="-0.049cm" fo:padding-left="-0.049cm" fo:padding-right="-0.049cm"/>
    </style:style>
    <style:style style:name="gr6" style:family="graphic" style:parent-style-name="standard">
      <style:graphic-properties draw:stroke="none" svg:stroke-width="0.001cm" draw:fill-color="#ff555d"/>
    </style:style>
    <style:style style:name="gr7" style:family="graphic" style:parent-style-name="standard">
      <style:graphic-properties draw:stroke="none" svg:stroke-width="0.001cm" draw:fill-color="#9db4b7"/>
    </style:style>
    <style:style style:name="gr8" style:family="graphic" style:parent-style-name="standard">
      <style:graphic-properties svg:stroke-width="0.001cm" svg:stroke-color="#485f62" draw:fill="none" draw:fill-color="#ffffff" fo:padding-top="-0.049cm" fo:padding-bottom="-0.049cm" fo:padding-left="-0.049cm" fo:padding-right="-0.049cm"/>
    </style:style>
    <style:style style:name="gr9" style:family="graphic" style:parent-style-name="standard">
      <style:graphic-properties draw:stroke="none" svg:stroke-width="0.001cm" draw:fill-color="#000000"/>
    </style:style>
    <style:style style:name="gr10" style:family="graphic" style:parent-style-name="standard">
      <style:graphic-properties draw:stroke="none" svg:stroke-width="0.001cm" draw:fill-color="#6c8f93"/>
    </style:style>
    <style:style style:name="gr11" style:family="graphic" style:parent-style-name="standard">
      <style:graphic-properties draw:stroke="none" svg:stroke-width="0.001cm" draw:fill-color="#e4b070"/>
    </style:style>
    <style:style style:name="gr12" style:family="graphic" style:parent-style-name="standard">
      <style:graphic-properties draw:stroke="none" svg:stroke-width="0.001cm" draw:fill-color="#b7b79d"/>
    </style:style>
    <style:style style:name="gr13" style:family="graphic" style:parent-style-name="standard">
      <style:graphic-properties svg:stroke-width="0.001cm" svg:stroke-color="#494936" draw:fill="none" draw:fill-color="#ffffff" fo:padding-top="-0.049cm" fo:padding-bottom="-0.049cm" fo:padding-left="-0.049cm" fo:padding-right="-0.049cm"/>
    </style:style>
    <style:style style:name="gr14" style:family="graphic" style:parent-style-name="standard">
      <style:graphic-properties draw:stroke="none" svg:stroke-width="0.001cm" draw:fill-color="#c9c9b6"/>
    </style:style>
    <style:style style:name="gr15" style:family="graphic" style:parent-style-name="standard">
      <style:graphic-properties svg:stroke-width="0.001cm" svg:stroke-color="#000000" draw:fill="none" draw:fill-color="#ffffff" fo:padding-top="-0.049cm" fo:padding-bottom="-0.049cm" fo:padding-left="-0.049cm" fo:padding-right="-0.049cm"/>
    </style:style>
    <style:style style:name="gr16" style:family="graphic" style:parent-style-name="standard">
      <style:graphic-properties draw:stroke="none" svg:stroke-width="0.002cm" draw:fill-color="#7a7a5a"/>
    </style:style>
    <style:style style:name="gr17" style:family="graphic" style:parent-style-name="standard">
      <style:graphic-properties draw:stroke="none" svg:stroke-width="0.001cm" draw:fill-color="#7a7a5a"/>
    </style:style>
    <style:style style:name="gr18" style:family="graphic" style:parent-style-name="standard">
      <style:graphic-properties draw:stroke="none" svg:stroke-width="0.001cm" draw:fill-color="#ffffff"/>
    </style:style>
  </office:automatic-styles>
  <office:body>
    <office:drawing>
      <draw:page draw:name="page1" draw:style-name="dp1" draw:master-page-name="Default">
        <draw:g>
          <draw:glue-point draw:id="4" svg:x="0.31cm" svg:y="-5cm"/>
          <draw:glue-point draw:id="5" svg:x="-4.418cm" svg:y="5cm"/>
          <draw:glue-point draw:id="6" svg:x="2.792cm" svg:y="5cm"/>
          <draw:glue-point draw:id="7" svg:x="-0.813cm" svg:y="5cm"/>
          <draw:glue-point draw:id="8" svg:x="-5cm" svg:y="1.661cm"/>
          <draw:glue-point draw:id="9" svg:x="5cm" svg:y="-0.469cm"/>
          <draw:glue-point draw:id="10" svg:x="-0.355cm" svg:y="1.865cm"/>
          <draw:polygon draw:style-name="gr1" draw:layer="layout" svg:width="2.209cm" svg:height="1.72cm" svg:x="0.178cm" svg:y="0.28cm" svg:viewBox="0 0 2210 1721" draw:points="0,1721 2210,1721 2210,526 1247,0 0,877">
            <text:p/>
          </draw:polygon>
          <draw:polygon draw:style-name="gr2" draw:layer="layout" svg:width="2.209cm" svg:height="1.72cm" svg:x="0.178cm" svg:y="0.28cm" svg:viewBox="0 0 2210 1721" draw:points="0,1721 2210,1721 2210,526 1247,0 0,877">
            <text:p/>
          </draw:polygon>
          <draw:polygon draw:style-name="gr3" draw:layer="layout" svg:width="0.392cm" svg:height="1.228cm" svg:x="2.387cm" svg:y="0.772cm" svg:viewBox="0 0 393 1229" draw:points="0,1229 393,842 393,0 0,386">
            <text:p/>
          </draw:polygon>
          <draw:polygon draw:style-name="gr2" draw:layer="layout" svg:width="0.392cm" svg:height="1.228cm" svg:x="2.387cm" svg:y="0.772cm" svg:viewBox="0 0 393 1229" draw:points="0,1229 393,842 393,0 0,386">
            <text:p/>
          </draw:polygon>
          <draw:polygon draw:style-name="gr4" draw:layer="layout" svg:width="0.142cm" svg:height="0.982cm" svg:x="2.583cm" svg:y="0.913cm" svg:viewBox="0 0 143 983" draw:points="0,280 143,0 143,842 0,983 0,596">
            <text:p/>
          </draw:polygon>
          <draw:polygon draw:style-name="gr4" draw:layer="layout" svg:width="0.142cm" svg:height="0.982cm" svg:x="2.583cm" svg:y="0.913cm" svg:viewBox="0 0 143 983" draw:points="0,280 143,0 143,842 0,983 0,596">
            <text:p/>
          </draw:polygon>
          <draw:polyline draw:style-name="gr5" draw:layer="layout" svg:width="0.142cm" svg:height="0.982cm" svg:x="2.583cm" svg:y="0.913cm" svg:viewBox="0 0 143 983" draw:points="0,280 143,0 143,842 0,983 0,596">
            <text:p/>
          </draw:polyline>
          <draw:polygon draw:style-name="gr6" draw:layer="layout" svg:width="0.107cm" svg:height="0.842cm" svg:x="2.476cm" svg:y="1.052cm" svg:viewBox="0 0 108 843" draw:points="108,70 0,0 0,843 108,843">
            <text:p/>
          </draw:polygon>
          <draw:polygon draw:style-name="gr5" draw:layer="layout" svg:width="0.107cm" svg:height="0.842cm" svg:x="2.476cm" svg:y="1.052cm" svg:viewBox="0 0 108 843" draw:points="108,70 0,0 0,843 108,843">
            <text:p/>
          </draw:polygon>
          <draw:polygon draw:style-name="gr7" draw:layer="layout" svg:width="1.834cm" svg:height="1.333cm" svg:x="1.229cm" svg:y="0cm" svg:viewBox="0 0 1835 1334" draw:points="0,421 1407,1334 1835,913 428,0">
            <text:p/>
          </draw:polygon>
          <draw:path draw:style-name="gr8" draw:layer="layout" svg:width="1.825cm" svg:height="1.324cm" svg:x="1.229cm" svg:y="0.009cm" svg:viewBox="0 0 1826 1325" svg:d="m0 412 1407 913 419-412zm0-16-1385-897zm-23 0-418 412zm0 0z">
            <text:p/>
          </draw:path>
          <draw:polygon draw:style-name="gr4" draw:layer="layout" svg:width="0.071cm" svg:height="0.456cm" svg:x="2.618cm" svg:y="0.631cm" svg:viewBox="0 0 72 457" draw:points="0,70 72,0 72,386 0,457">
            <text:p/>
          </draw:polygon>
          <draw:polygon draw:style-name="gr5" draw:layer="layout" svg:width="0.071cm" svg:height="0.456cm" svg:x="2.618cm" svg:y="0.631cm" svg:viewBox="0 0 72 457" draw:points="0,70 72,0 72,386 0,457">
            <text:p/>
          </draw:polygon>
          <draw:polygon draw:style-name="gr6" draw:layer="layout" svg:width="0.107cm" svg:height="0.386cm" svg:x="2.512cm" svg:y="0.702cm" svg:viewBox="0 0 108 387" draw:points="108,0 0,0 0,316 108,387">
            <text:p/>
          </draw:polygon>
          <draw:polygon draw:style-name="gr5" draw:layer="layout" svg:width="0.107cm" svg:height="0.386cm" svg:x="2.512cm" svg:y="0.702cm" svg:viewBox="0 0 108 387" draw:points="108,0 0,0 0,316 108,387">
            <text:p/>
          </draw:polygon>
          <draw:polygon draw:style-name="gr9" draw:layer="layout" svg:width="0.178cm" svg:height="0.07cm" svg:x="2.512cm" svg:y="0.631cm" svg:viewBox="0 0 179 71" draw:points="0,71 107,71 179,0 71,18">
            <text:p/>
          </draw:polygon>
          <draw:polygon draw:style-name="gr5" draw:layer="layout" svg:width="0.178cm" svg:height="0.07cm" svg:x="2.512cm" svg:y="0.631cm" svg:viewBox="0 0 179 71" draw:points="0,71 107,71 179,0 71,18">
            <text:p/>
          </draw:polygon>
          <draw:polygon draw:style-name="gr10" draw:layer="layout" svg:width="1.638cm" svg:height="1.333cm" svg:x="0cm" svg:y="0cm" svg:viewBox="0 0 1639 1334" draw:points="0,1334 374,965 1639,0 1229,421">
            <text:p/>
          </draw:polygon>
          <draw:path draw:style-name="gr8" draw:layer="layout" svg:width="1.629cm" svg:height="1.323cm" svg:x="0.001cm" svg:y="0.009cm" svg:viewBox="0 0 1630 1324" svg:d="m0 1324 374-368 1253-956zm3 0-401 412-1229 912zm0 0z">
            <text:p/>
          </draw:path>
          <draw:polygon draw:style-name="gr11" draw:layer="layout" svg:width="0.374cm" svg:height="0.667cm" svg:x="1.532cm" svg:y="1.333cm" svg:viewBox="0 0 375 668" draw:points="0,0 0,668 375,668 375,0">
            <text:p/>
          </draw:polygon>
          <draw:polygon draw:style-name="gr2" draw:layer="layout" svg:width="0.374cm" svg:height="0.667cm" svg:x="1.532cm" svg:y="1.333cm" svg:viewBox="0 0 375 668" draw:points="0,0 0,668 375,668 375,0">
            <text:p/>
          </draw:polygon>
          <draw:polygon draw:style-name="gr12" draw:layer="layout" svg:width="0.926cm" svg:height="0.158cm" svg:x="0.375cm" svg:y="1.649cm" svg:viewBox="0 0 927 159" draw:points="0,0 927,0 927,159 0,159">
            <text:p/>
          </draw:polygon>
          <draw:polygon draw:style-name="gr13" draw:layer="layout" svg:width="0.926cm" svg:height="0.158cm" svg:x="0.375cm" svg:y="1.649cm" svg:viewBox="0 0 927 159" draw:points="0,0 927,0 927,159 0,159">
            <text:p/>
          </draw:polygon>
          <draw:polygon draw:style-name="gr14" draw:layer="layout" svg:width="1.015cm" svg:height="0.105cm" svg:x="0.375cm" svg:y="1.544cm" svg:viewBox="0 0 1016 106" draw:points="0,106 105,0 1016,0 927,106">
            <text:p/>
          </draw:polygon>
          <draw:polygon draw:style-name="gr13" draw:layer="layout" svg:width="1.015cm" svg:height="0.105cm" svg:x="0.375cm" svg:y="1.544cm" svg:viewBox="0 0 1016 106" draw:points="0,106 105,0 1016,0 927,106">
            <text:p/>
          </draw:polygon>
          <draw:line draw:style-name="gr15" draw:layer="layout" svg:x1="1.229cm" svg:y1="1.72cm" svg:x2="1.015cm" svg:y2="1.72cm">
            <text:p/>
          </draw:line>
          <draw:polygon draw:style-name="gr16" draw:layer="layout" svg:width="0.089cm" svg:height="0.263cm" svg:x="1.3cm" svg:y="1.544cm" svg:viewBox="0 0 90 264" draw:points="0,264 90,176 90,0 0,105">
            <text:p/>
          </draw:polygon>
          <draw:polygon draw:style-name="gr13" draw:layer="layout" svg:width="0.089cm" svg:height="0.263cm" svg:x="1.3cm" svg:y="1.544cm" svg:viewBox="0 0 90 264" draw:points="0,264 90,176 90,0 0,105">
            <text:p/>
          </draw:polygon>
          <draw:polygon draw:style-name="gr14" draw:layer="layout" svg:width="0.819cm" svg:height="0.122cm" svg:x="0.375cm" svg:y="1.79cm" svg:viewBox="0 0 820 123" draw:points="0,123 105,0 820,0 712,123">
            <text:p/>
          </draw:polygon>
          <draw:polygon draw:style-name="gr13" draw:layer="layout" svg:width="0.819cm" svg:height="0.122cm" svg:x="0.375cm" svg:y="1.79cm" svg:viewBox="0 0 820 123" draw:points="0,123 105,0 820,0 712,123">
            <text:p/>
          </draw:polygon>
          <draw:polygon draw:style-name="gr17" draw:layer="layout" svg:width="0.107cm" svg:height="0.14cm" svg:x="1.086cm" svg:y="1.79cm" svg:viewBox="0 0 108 141" draw:points="0,141 108,52 108,0 0,123">
            <text:p/>
          </draw:polygon>
          <draw:polygon draw:style-name="gr13" draw:layer="layout" svg:width="0.107cm" svg:height="0.14cm" svg:x="1.086cm" svg:y="1.79cm" svg:viewBox="0 0 108 141" draw:points="0,141 108,52 108,0 0,123">
            <text:p/>
          </draw:polygon>
          <draw:polygon draw:style-name="gr12" draw:layer="layout" svg:width="0.712cm" svg:height="0.017cm" svg:x="0.375cm" svg:y="1.912cm" svg:viewBox="0 0 713 18" draw:points="0,0 713,0 713,18 0,18">
            <text:p/>
          </draw:polygon>
          <draw:polygon draw:style-name="gr13" draw:layer="layout" svg:width="0.712cm" svg:height="0.017cm" svg:x="0.375cm" svg:y="1.912cm" svg:viewBox="0 0 713 18" draw:points="0,0 713,0 713,18 0,18">
            <text:p/>
          </draw:polygon>
          <draw:polygon draw:style-name="gr9" draw:layer="layout" svg:width="0.731cm" svg:height="0.07cm" svg:x="0.516cm" svg:y="1.544cm" svg:viewBox="0 0 732 71" draw:points="0,71 71,0 732,0 660,71">
            <text:p/>
          </draw:polygon>
          <draw:polygon draw:style-name="gr15" draw:layer="layout" svg:width="0.731cm" svg:height="0.07cm" svg:x="0.516cm" svg:y="1.544cm" svg:viewBox="0 0 732 71" draw:points="0,71 71,0 732,0 660,71">
            <text:p/>
          </draw:polygon>
          <draw:polygon draw:style-name="gr14" draw:layer="layout" svg:width="0.713cm" svg:height="0.07cm" svg:x="0.516cm" svg:y="1.035cm" svg:viewBox="0 0 714 71" draw:points="0,71 71,0 714,0 642,71">
            <text:p/>
          </draw:polygon>
          <draw:polygon draw:style-name="gr13" draw:layer="layout" svg:width="0.713cm" svg:height="0.07cm" svg:x="0.516cm" svg:y="1.035cm" svg:viewBox="0 0 714 71" draw:points="0,71 71,0 714,0 642,71">
            <text:p/>
          </draw:polygon>
          <draw:polygon draw:style-name="gr12" draw:layer="layout" svg:width="0.642cm" svg:height="0.509cm" svg:x="0.516cm" svg:y="1.105cm" svg:viewBox="0 0 643 510" draw:points="0,0 643,0 643,510 0,510">
            <text:p/>
          </draw:polygon>
          <draw:polygon draw:style-name="gr13" draw:layer="layout" svg:width="0.641cm" svg:height="0.508cm" svg:x="0.516cm" svg:y="1.105cm" svg:viewBox="0 0 642 509" draw:points="0,0 642,0 642,509 0,509">
            <text:p/>
          </draw:polygon>
          <draw:polygon draw:style-name="gr18" draw:layer="layout" svg:width="0.535cm" svg:height="0.403cm" svg:x="0.569cm" svg:y="1.157cm" svg:viewBox="0 0 536 404" draw:points="0,0 536,0 536,404 0,404">
            <text:p/>
          </draw:polygon>
          <draw:polygon draw:style-name="gr13" draw:layer="layout" svg:width="0.534cm" svg:height="0.403cm" svg:x="0.569cm" svg:y="1.157cm" svg:viewBox="0 0 535 404" draw:points="0,0 535,0 535,404 0,404">
            <text:p/>
          </draw:polygon>
          <draw:polygon draw:style-name="gr17" draw:layer="layout" svg:width="0.072cm" svg:height="0.579cm" svg:x="1.157cm" svg:y="1.035cm" svg:viewBox="0 0 73 580" draw:points="0,580 73,509 73,0 0,70">
            <text:p/>
          </draw:polygon>
          <draw:polygon draw:style-name="gr13" draw:layer="layout" svg:width="0.072cm" svg:height="0.579cm" svg:x="1.157cm" svg:y="1.035cm" svg:viewBox="0 0 73 580" draw:points="0,580 73,509 73,0 0,7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Telecommuter house</dc:title>
    <meta:creation-date>2011-02-07T16:40:30</meta:creation-date>
    <meta:editing-duration>P0D</meta:editing-duration>
    <meta:editing-cycles>1</meta:editing-cycles>
    <meta:document-statistic meta:object-count="45"/>
    <meta:generator>OpenOffice.org/3.3$Linux OpenOffice.org_project/330m20$Build-9567</meta:generator>
  </office:meta>
</office:document-meta>
</file>